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MyTable" style:family="table">
      <style:table-properties style:width="16.999cm" table:align="margins"/>
    </style:style>
    <style:style style:name="MyTable.A" style:family="table-column">
      <style:table-column-properties style:column-width="3.399cm" style:rel-column-width="13107*"/>
    </style:style>
    <style:style style:name="My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yTable.E1" style:family="table-cell">
      <style:table-cell-properties fo:padding="0.097cm" fo:border="0.002cm solid #000000"/>
    </style:style>
    <style:style style:name="MyTable.A2" style:family="table-cell">
      <style:table-cell-properties fo:padding="0.097cm" fo:border-left="0.002cm solid #000000" fo:border-right="none" fo:border-top="none" fo:border-bottom="0.002cm solid #000000"/>
    </style:style>
    <style:style style:name="MyTable.E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yTable" table:style-name="MyTable">
        <table:table-column table:style-name="MyTable.A" table:number-columns-repeated="5"/>
        <table:table-row>
          <table:table-cell table:style-name="MyTable.A1" office:value-type="string">
            <text:p text:style-name="Table_20_Contents">Cell 1.1</text:p>
          </table:table-cell>
          <table:table-cell table:style-name="MyTable.A1" office:value-type="string">
            <text:p text:style-name="Table_20_Contents">Cell 1.2</text:p>
          </table:table-cell>
          <table:table-cell table:style-name="MyTable.A1" office:value-type="string">
            <text:p text:style-name="Table_20_Contents">Cell 1.3</text:p>
          </table:table-cell>
          <table:table-cell table:style-name="MyTable.A1" office:value-type="string">
            <text:p text:style-name="Table_20_Contents">Cell 1.4</text:p>
          </table:table-cell>
          <table:table-cell table:style-name="MyTable.E1" office:value-type="string">
            <text:p text:style-name="Table_20_Contents">Cell 1.5</text:p>
          </table:table-cell>
        </table:table-row>
        <table:table-row>
          <table:table-cell table:style-name="MyTable.A2" office:value-type="string">
            <text:p text:style-name="Table_20_Contents">Cell 2.1</text:p>
          </table:table-cell>
          <table:table-cell table:style-name="MyTable.A2" office:value-type="string">
            <text:p text:style-name="Table_20_Contents">Cell 2.2</text:p>
          </table:table-cell>
          <table:table-cell table:style-name="MyTable.A2" office:value-type="string">
            <text:p text:style-name="Table_20_Contents">Cell 2.3</text:p>
          </table:table-cell>
          <table:table-cell table:style-name="MyTable.A2" office:value-type="string">
            <text:p text:style-name="Table_20_Contents">Cell 2.4</text:p>
          </table:table-cell>
          <table:table-cell table:style-name="MyTable.E2" office:value-type="string">
            <text:p text:style-name="Table_20_Contents">Cell 2.5</text:p>
          </table:table-cell>
        </table:table-row>
        <table:table-row>
          <table:table-cell table:style-name="MyTable.A2" office:value-type="string">
            <text:p text:style-name="Table_20_Contents">Cell 3.1</text:p>
          </table:table-cell>
          <table:table-cell table:style-name="MyTable.A2" office:value-type="string">
            <text:p text:style-name="Table_20_Contents">Cell 3.2</text:p>
          </table:table-cell>
          <table:table-cell table:style-name="MyTable.A2" office:value-type="string">
            <text:p text:style-name="Table_20_Contents">Cell 3.3</text:p>
          </table:table-cell>
          <table:table-cell table:style-name="MyTable.A2" office:value-type="string">
            <text:p text:style-name="Table_20_Contents">Cell 3.4</text:p>
          </table:table-cell>
          <table:table-cell table:style-name="MyTable.E2" office:value-type="string">
            <text:p text:style-name="Table_20_Contents">Cell 3.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ernhard Haumacher</meta:initial-creator>
    <meta:creation-date>2007-05-17T20:16:48</meta:creation-date>
    <dc:creator>Bernhard Haumacher</dc:creator>
    <dc:date>2008-10-02T23:50:48</dc:date>
    <dc:language>de-DE</dc:language>
    <meta:editing-cycles>4</meta:editing-cycles>
    <meta:editing-duration>PT4M21S</meta:editing-duration>
    <meta:user-defined meta:name="TABLE_CLASS">wikitable</meta:user-defined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30" meta:character-count="120"/>
  </office:meta>
</office:document-meta>
</file>